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11:27:04.727802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7T06:20:09.687429805</meta:creation-date>
    <dc:date>2022-12-27T11:28:07.090388518</dc:date>
    <meta:editing-duration>PT12H27M9S</meta:editing-duration>
    <meta:editing-cycles>3</meta:editing-cycles>
    <meta:generator>LibreOffice/6.4.7.2$Linux_X86_64 LibreOffice_project/40$Build-2</meta:generator>
    <meta:document-statistic meta:table-count="1" meta:cell-count="192" meta:object-count="0"/>
  </office:meta>
</office:document-meta>
</file>